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07736e"/>
    </style:style>
    <style:style style:name="P2" style:family="paragraph" style:parent-style-name="Text_20_body">
      <style:paragraph-properties fo:text-align="center" style:justify-single-word="false"/>
      <style:text-properties officeooo:paragraph-rsid="0008bb56"/>
    </style:style>
    <style:style style:name="P3" style:family="paragraph" style:parent-style-name="Text_20_body">
      <style:paragraph-properties fo:text-align="center" style:justify-single-word="false" fo:break-before="page"/>
      <style:text-properties officeooo:paragraph-rsid="0008bb56"/>
    </style:style>
    <style:style style:name="P4" style:family="paragraph" style:parent-style-name="Horizontal_20_Line">
      <style:text-properties officeooo:paragraph-rsid="000e91e4"/>
    </style:style>
    <style:style style:name="P5" style:family="paragraph" style:parent-style-name="Heading_20_2">
      <style:text-properties officeooo:paragraph-rsid="00105488"/>
    </style:style>
    <style:style style:name="P6" style:family="paragraph" style:parent-style-name="Horizontal_20_Line">
      <style:text-properties officeooo:paragraph-rsid="000f6df4"/>
    </style:style>
    <style:style style:name="P7" style:family="paragraph" style:parent-style-name="Horizontal_20_Line">
      <style:text-properties officeooo:paragraph-rsid="0010ce62"/>
    </style:style>
    <style:style style:name="P8" style:family="paragraph" style:parent-style-name="Horizontal_20_Line">
      <style:text-properties officeooo:paragraph-rsid="0011183b"/>
    </style:style>
    <style:style style:name="P9" style:family="paragraph" style:parent-style-name="Table_20_Contents">
      <style:text-properties officeooo:paragraph-rsid="0011183b"/>
    </style:style>
    <style:style style:name="P10" style:family="paragraph" style:parent-style-name="Standard">
      <style:paragraph-properties fo:text-align="start" style:justify-single-word="false"/>
      <style:text-properties officeooo:paragraph-rsid="0011183b"/>
    </style:style>
    <style:style style:name="P11" style:family="paragraph" style:parent-style-name="Table_20_Heading">
      <style:paragraph-properties fo:text-align="start" style:justify-single-word="false"/>
      <style:text-properties officeooo:paragraph-rsid="0011183b"/>
    </style:style>
    <style:style style:name="P12" style:family="paragraph" style:parent-style-name="Text_20_body">
      <style:paragraph-properties fo:text-align="start" style:justify-single-word="false"/>
      <style:text-properties officeooo:paragraph-rsid="0011183b"/>
    </style:style>
    <style:style style:name="P13" style:family="paragraph" style:parent-style-name="Table_20_Contents">
      <style:paragraph-properties fo:text-align="start" style:justify-single-word="false"/>
      <style:text-properties officeooo:paragraph-rsid="0010ce62"/>
    </style:style>
    <style:style style:name="P14" style:family="paragraph" style:parent-style-name="Table_20_Heading">
      <style:paragraph-properties fo:text-align="start" style:justify-single-word="false"/>
      <style:text-properties officeooo:paragraph-rsid="0010ce62"/>
    </style:style>
    <style:style style:name="P15" style:family="paragraph" style:parent-style-name="Text_20_body">
      <style:paragraph-properties fo:text-align="start" style:justify-single-word="false"/>
      <style:text-properties officeooo:paragraph-rsid="0010ce62"/>
    </style:style>
    <style:style style:name="P16" style:family="paragraph" style:parent-style-name="Text_20_body">
      <style:paragraph-properties fo:text-align="start" style:justify-single-word="false"/>
      <style:text-properties officeooo:paragraph-rsid="0008bb56"/>
    </style:style>
    <style:style style:name="P17" style:family="paragraph" style:parent-style-name="Text_20_body">
      <style:paragraph-properties fo:text-align="start" style:justify-single-word="false"/>
      <style:text-properties officeooo:paragraph-rsid="000aecb2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Table_20_Contents">
      <style:text-properties officeooo:paragraph-rsid="0015b291"/>
    </style:style>
    <style:style style:name="P20" style:family="paragraph" style:parent-style-name="Table_20_Contents">
      <style:text-properties style:font-name="Liberation Serif" fo:font-size="12pt" officeooo:paragraph-rsid="0011183b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rsid="0015b291" officeooo:paragraph-rsid="0015b291" style:font-size-asian="12pt" style:font-size-complex="12pt"/>
    </style:style>
    <style:style style:name="P2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officeooo:paragraph-rsid="0011183b"/>
    </style:style>
    <style:style style:name="P23" style:family="paragraph" style:parent-style-name="Heading_20_2" style:list-style-name="L1">
      <style:text-properties officeooo:paragraph-rsid="000d540d"/>
    </style:style>
    <style:style style:name="P24" style:family="paragraph" style:parent-style-name="Heading_20_2" style:list-style-name="L1">
      <style:text-properties officeooo:paragraph-rsid="000e91e4"/>
    </style:style>
    <style:style style:name="P25" style:family="paragraph" style:parent-style-name="Heading_20_2" style:list-style-name="L1">
      <style:paragraph-properties fo:keep-with-next="always"/>
      <style:text-properties officeooo:paragraph-rsid="000e91e4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officeooo:paragraph-rsid="000e91e4"/>
    </style:style>
    <style:style style:name="P28" style:family="paragraph" style:parent-style-name="Text_20_body" style:list-style-name="L1">
      <style:text-properties officeooo:paragraph-rsid="0011183b"/>
    </style:style>
    <style:style style:name="P29" style:family="paragraph" style:parent-style-name="Text_20_body" style:list-style-name="L2">
      <style:text-properties officeooo:paragraph-rsid="000e91e4"/>
    </style:style>
    <style:style style:name="P30" style:family="paragraph" style:parent-style-name="Text_20_body" style:list-style-name="L3">
      <style:text-properties officeooo:paragraph-rsid="000e91e4"/>
    </style:style>
    <style:style style:name="P31" style:family="paragraph" style:parent-style-name="Text_20_body" style:list-style-name="L4">
      <style:text-properties officeooo:paragraph-rsid="000e91e4"/>
    </style:style>
    <style:style style:name="P32" style:family="paragraph" style:parent-style-name="Text_20_body" style:list-style-name="L5">
      <style:text-properties officeooo:paragraph-rsid="0010ce62"/>
    </style:style>
    <style:style style:name="P33" style:family="paragraph" style:parent-style-name="Text_20_body" style:list-style-name="L6">
      <style:text-properties officeooo:paragraph-rsid="0011183b"/>
    </style:style>
    <style:style style:name="P34" style:family="paragraph" style:parent-style-name="Text_20_body" style:list-style-name="L7">
      <style:text-properties officeooo:paragraph-rsid="000e91e4"/>
    </style:style>
    <style:style style:name="P35" style:family="paragraph" style:parent-style-name="Text_20_body" style:list-style-name="L8"/>
    <style:style style:name="P36" style:family="paragraph" style:parent-style-name="Text_20_body" style:list-style-name="L9"/>
    <style:style style:name="P37" style:family="paragraph" style:parent-style-name="Text_20_body" style:list-style-name="L10"/>
    <style:style style:name="P38" style:family="paragraph" style:parent-style-name="Text_20_body" style:list-style-name="L11"/>
    <style:style style:name="P39" style:family="paragraph" style:parent-style-name="Text_20_body" style:list-style-name="L12"/>
    <style:style style:name="P40" style:family="paragraph" style:parent-style-name="Text_20_body" style:list-style-name="L13"/>
    <style:style style:name="P41" style:family="paragraph" style:parent-style-name="Text_20_body" style:list-style-name="L14"/>
    <style:style style:name="P42" style:family="paragraph" style:parent-style-name="Text_20_body" style:list-style-name="L15"/>
    <style:style style:name="P43" style:family="paragraph" style:parent-style-name="Text_20_body" style:list-style-name="L16"/>
    <style:style style:name="P44" style:family="paragraph" style:parent-style-name="Text_20_body" style:list-style-name="L17"/>
    <style:style style:name="P45" style:family="paragraph" style:parent-style-name="Text_20_body" style:list-style-name="L18"/>
    <style:style style:name="P46" style:family="paragraph" style:parent-style-name="Text_20_body" style:list-style-name="L19"/>
    <style:style style:name="P47" style:family="paragraph" style:parent-style-name="Text_20_body" style:list-style-name="L20"/>
    <style:style style:name="P48" style:family="paragraph" style:parent-style-name="Text_20_body" style:list-style-name="L21"/>
    <style:style style:name="P49" style:family="paragraph" style:parent-style-name="Text_20_body" style:list-style-name="L22"/>
    <style:style style:name="P50" style:family="paragraph">
      <style:text-properties style:font-name="Liberation Sans" fo:font-size="1pt" style:font-name-asian="Liberation Sans2" style:font-name-complex="Liberation Sans2"/>
    </style:style>
    <style:style style:name="P51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1529a1"/>
    </style:style>
    <style:style style:name="T2" style:family="text">
      <style:text-properties officeooo:rsid="0008bb5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91e4" style:font-weight-asian="bold" style:font-weight-complex="bold"/>
    </style:style>
    <style:style style:name="T6" style:family="text">
      <style:text-properties fo:font-weight="bold" officeooo:rsid="001662cb" style:font-weight-asian="bold" style:font-weight-complex="bold"/>
    </style:style>
    <style:style style:name="T7" style:family="text">
      <style:text-properties officeooo:rsid="000e91e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e91e4" style:font-weight-asian="normal" style:font-weight-complex="normal"/>
    </style:style>
    <style:style style:name="T10" style:family="text">
      <style:text-properties officeooo:rsid="0010ce62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2pt" officeooo:rsid="0015b291" style:font-size-asian="12pt" style:font-size-complex="12pt"/>
    </style:style>
    <style:style style:name="T1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015b291" style:font-size-asian="12pt" style:font-weight-asian="bold" style:font-size-complex="12pt" style:font-weight-complex="bold"/>
    </style:style>
    <style:style style:name="T15" style:family="text">
      <style:text-properties style:font-name="Liberation Mono" fo:font-size="12pt" style:font-size-asian="12pt" style:font-size-complex="12pt"/>
    </style:style>
    <style:style style:name="T16" style:family="text">
      <style:text-properties style:font-name="Liberation Mono" fo:font-size="12pt" officeooo:rsid="0015b291" style:font-size-asian="12pt" style:font-size-complex="12pt"/>
    </style:style>
    <style:style style:name="T17" style:family="text">
      <style:text-properties officeooo:rsid="001662c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0.4138in" fo:min-width="6.925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0.4374in" fo:min-width="7.318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0.2681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ource_20_Text">📄 INSTRUCTION PAGE</text:span></text:h>
      <text:p text:style-name="Text_20_body"><text:span text:style-name="Strong_20_Emphasis">How to Use This Social Impact Multimedia Budget Template</text:span></text:p>
      <text:p text:style-name="Text_20_body">This template is designed to help you build a complete and funder-ready budget for your <text:span text:style-name="Strong_20_Emphasis">documentary, film, or multimedia social impact project</text:span>. Each section corresponds to a phase in the production and outreach process. Follow the steps below to customize it to your project.</text:p>
      <text:p text:style-name="Horizontal_20_Line"/>
      <text:h text:style-name="Heading_20_3" text:outline-level="3">🧭 General Guidelines</text:h>
      <text:list text:style-name="L12">
        <text:list-item>
          <text:p text:style-name="P39"><text:span text:style-name="Strong_20_Emphasis">Enter costs only in the “Cost Estimate” column</text:span> (Column D).</text:p>
        </text:list-item>
        <text:list-item>
          <text:p text:style-name="P39">Do <text:span text:style-name="Strong_20_Emphasis">not delete subtotal or total cells</text:span>—they will calculate automatically (once formulas are added).</text:p>
        </text:list-item>
        <text:list-item>
          <text:p text:style-name="P39">Use <text:span text:style-name="Strong_20_Emphasis">“Notes” column</text:span> (Column E) to clarify line items or mark optional expenses.</text:p>
        </text:list-item>
        <text:list-item>
          <text:p text:style-name="P39">Leave unused rows blank; delete them only if absolutely necessary.</text:p>
        </text:list-item>
      </text:list>
      <text:p text:style-name="Horizontal_20_Line"/>
      <text:h text:style-name="Heading_20_3" text:outline-level="3">🛠 Section-by-Section Instructions</text:h>
      <text:h text:style-name="Heading_20_4" text:outline-level="4"><text:span text:style-name="Strong_20_Emphasis">Header</text:span></text:h>
      <text:list text:style-name="L13">
        <text:list-item>
          <text:p text:style-name="P40"><text:span text:style-name="Strong_20_Emphasis">Project Title</text:span> – Name of your multimedia project.</text:p>
        </text:list-item>
        <text:list-item>
          <text:p text:style-name="P40"><text:span text:style-name="Strong_20_Emphasis">Prepared By</text:span> – Your name or organization.</text:p>
        </text:list-item>
        <text:list-item>
          <text:p text:style-name="P40"><text:span text:style-name="Strong_20_Emphasis">Date</text:span> – When the budget was last updated.</text:p>
        </text:list-item>
      </text:list>
      <text:p text:style-name="Horizontal_20_Line"/>
      <text:h text:style-name="Heading_20_4" text:outline-level="4">📘 <text:span text:style-name="Strong_20_Emphasis">SECTION 1: DEVELOPMENT</text:span></text:h>
      <text:p text:style-name="Text_20_body">This section covers early-stage planning and research:</text:p>
      <text:list text:style-name="L14">
        <text:list-item>
          <text:p text:style-name="P41">Include costs like scriptwriting, legal fees, and visual development.</text:p>
        </text:list-item>
        <text:list-item>
          <text:p text:style-name="P41">These are typically incurred before production begins.</text:p>
        </text:list-item>
      </text:list>
      <text:p text:style-name="Horizontal_20_Line"/>
      <text:h text:style-name="Heading_20_4" text:outline-level="4">🎥 <text:span text:style-name="Strong_20_Emphasis">SECTION 2: PRODUCTION</text:span></text:h>
      <text:p text:style-name="Text_20_body">This includes everything related to filming:</text:p>
      <text:list text:style-name="L15">
        <text:list-item>
          <text:p text:style-name="P42">Crew, talent, equipment, travel, and safety supplies.</text:p>
        </text:list-item>
        <text:list-item>
          <text:p text:style-name="P42"><text:soft-page-break/>Add line items for specific roles if needed (e.g., cinematographer, gaffer).</text:p>
        </text:list-item>
      </text:list>
      <text:p text:style-name="Horizontal_20_Line"/>
      <text:h text:style-name="Heading_20_4" text:outline-level="4">🎬 <text:span text:style-name="Strong_20_Emphasis">SECTION 3: POST-PRODUCTION</text:span></text:h>
      <text:p text:style-name="Text_20_body">Covers editing and finishing work:</text:p>
      <text:list text:style-name="L16">
        <text:list-item>
          <text:p text:style-name="P43">Sound, color, music licensing, and subtitles.</text:p>
        </text:list-item>
        <text:list-item>
          <text:p text:style-name="P43">Be sure to budget for accessibility tools like captions or translation.</text:p>
        </text:list-item>
      </text:list>
      <text:p text:style-name="Horizontal_20_Line"/>
      <text:h text:style-name="Heading_20_4" text:outline-level="4">📢 <text:span text:style-name="Strong_20_Emphasis">SECTION 4: DISTRIBUTION &amp; OUTREACH</text:span></text:h>
      <text:p text:style-name="Text_20_body">Covers how your film will reach audiences:</text:p>
      <text:list text:style-name="L17">
        <text:list-item>
          <text:p text:style-name="P44">Festival submissions, press kits, social media, and screening logistics.</text:p>
        </text:list-item>
        <text:list-item>
          <text:p text:style-name="P44">Toolkit development is ideal if you plan to work with schools or nonprofits.</text:p>
        </text:list-item>
      </text:list>
      <text:p text:style-name="Horizontal_20_Line"/>
      <text:h text:style-name="Heading_20_4" text:outline-level="4">🌱 <text:span text:style-name="Strong_20_Emphasis">SECTION 5: IMPACT CAMPAIGN</text:span></text:h>
      <text:p text:style-name="Text_20_body">Support your project’s mission-driven engagement:</text:p>
      <text:list text:style-name="L18">
        <text:list-item>
          <text:p text:style-name="P45">Include workshops, curriculum design, and evaluation tools.</text:p>
        </text:list-item>
        <text:list-item>
          <text:p text:style-name="P45">Useful for grant applications focused on community engagement.</text:p>
        </text:list-item>
      </text:list>
      <text:p text:style-name="Horizontal_20_Line"/>
      <text:h text:style-name="Heading_20_4" text:outline-level="4">🎁 <text:span text:style-name="Strong_20_Emphasis">SECTION 6: CONTINGENCY &amp; IN-KIND</text:span></text:h>
      <text:p text:style-name="Text_20_body">Covers backup costs and contributions:</text:p>
      <text:list text:style-name="L19">
        <text:list-item>
          <text:p text:style-name="P46">Include <text:span text:style-name="Strong_20_Emphasis">5–10% contingency</text:span> of your total budget to cover unexpected expenses.</text:p>
        </text:list-item>
        <text:list-item>
          <text:p text:style-name="P46">Track <text:span text:style-name="Strong_20_Emphasis">in-kind contributions</text:span> like donated time, equipment, or space.</text:p>
        </text:list-item>
      </text:list>
      <text:p text:style-name="Horizontal_20_Line"/>
      <text:h text:style-name="Heading_20_4" text:outline-level="4">💵 <text:span text:style-name="Strong_20_Emphasis">SECTION 7: TOTAL BUDGET SUMMARY</text:span></text:h>
      <text:list text:style-name="L20">
        <text:list-item>
          <text:p text:style-name="P47">Auto-calculates totals from each section (if formulas are inserted).</text:p>
        </text:list-item>
        <text:list-item>
          <text:p text:style-name="P47">Do not enter numbers manually here—link the subtotals from earlier sections.</text:p>
        </text:list-item>
      </text:list>
      <text:p text:style-name="Horizontal_20_Line"/>
      <text:h text:style-name="Heading_20_3" text:outline-level="3"><text:soft-page-break/>✅ Tips for Customization</text:h>
      <text:list text:style-name="L21">
        <text:list-item>
          <text:p text:style-name="P48">You can <text:span text:style-name="Strong_20_Emphasis">add or remove rows</text:span> to fit your specific needs (e.g., additional roles or deliverables).</text:p>
        </text:list-item>
        <text:list-item>
          <text:p text:style-name="P48">Keep descriptions <text:span text:style-name="Strong_20_Emphasis">short but clear</text:span> for grant reviewers.</text:p>
        </text:list-item>
        <text:list-item>
          <text:p text:style-name="P48">Always <text:span text:style-name="Strong_20_Emphasis">round numbers</text:span> to whole dollars for simplicity.</text:p>
        </text:list-item>
      </text:list>
      <text:p text:style-name="Horizontal_20_Line"/>
      <text:h text:style-name="Heading_20_3" text:outline-level="3">🧾 When You're Done</text:h>
      <text:list text:style-name="L22">
        <text:list-item>
          <text:p text:style-name="P49">Double-check that all subtotal and total fields match up.</text:p>
        </text:list-item>
        <text:list-item>
          <text:p text:style-name="P49">Export as PDF for submission if needed (File &gt; Export As &gt; Export as PDF).</text:p>
        </text:list-item>
        <text:list-item>
          <text:p text:style-name="P49">Save both a working version and a “final” version with filled-in costs.</text:p>
        </text:list-item>
      </text:list>
      <text:p text:style-name="Text_20_body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text-properties style:font-name="Liberation Sans" fo:font-size="1pt" style:font-name-asian="Liberation Sans2" style:font-name-complex="Liberation Sans2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3" style:family="paragraph" style:parent-style-name="Footer">
      <style:paragraph-properties fo:text-align="center" style:justify-single-word="false"/>
      <style:text-properties officeooo:paragraph-rsid="0007736e"/>
    </style:style>
    <style:style style:name="MT1" style:family="text">
      <style:text-properties officeooo:rsid="001529a1"/>
    </style:style>
    <style:style style:name="Mgr1" style:family="graphic">
      <style:graphic-properties draw:stroke="none" draw:fill="solid" draw:fill-color="#c0c0c0" draw:opacity="50%" draw:auto-grow-height="false" draw:auto-grow-width="false" fo:min-height="0.4138in" fo:min-width="6.925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0.2681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0.4374in" fo:min-width="7.318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2" draw:name="PowerPlusWaterMarkObject" draw:style-name="Mgr1" draw:text-style-name="MP2" svg:width="6.9248in" svg:height="0.4134in" draw:transform="rotate (0.785398163397448) translate (0.868055555555556in 6.72229330708661in)"><text:p text:style-name="MP1"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3"><text:tab/><text:tab/> <text:page-number text:select-page="current">3</text:page-number><text:s/><text:span text:style-name="MT1">of </text:span><text:span text:style-name="MT1"><text:page-count>3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3" draw:name="PowerPlusWaterMarkObject" draw:style-name="Mgr1" draw:text-style-name="MP2" svg:width="6.9248in" svg:height="0.4134in" draw:transform="rotate (0.785398163397448)"><text:p text:style-name="MP1"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2" svg:width="6.9248in" svg:height="0.4134in" draw:transform="rotate (0.785398163397448)"><text:p text:style-name="MP1"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2" svg:width="6.9248in" svg:height="0.4134in" draw:transform="rotate (0.785398163397448)"><text:p text:style-name="MP1"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2" svg:width="4.4878in" svg:height="0.2677in" draw:transform="rotate (0.785398163397448)"><text:p text:style-name="MP1"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7" draw:name="PowerPlusWaterMarkObject" draw:style-name="Mgr1" draw:text-style-name="MP2" svg:width="6.9248in" svg:height="0.4134in" draw:transform="rotate (0.785398163397448)"><text:p text:style-name="MP1"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8" draw:name="PowerPlusWaterMarkObject" draw:style-name="Mgr3" draw:text-style-name="MP2" svg:width="7.3185in" svg:height="0.437in" draw:transform="rotate (0.785398163397448)"><text:p text:style-name="MP1"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9" draw:name="PowerPlusWaterMarkObject" draw:style-name="Mgr1" draw:text-style-name="MP2" svg:width="6.9248in" svg:height="0.4134in" draw:transform="rotate (0.785398163397448)"><text:p text:style-name="MP1"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0" draw:name="PowerPlusWaterMarkObject" draw:style-name="Mgr1" draw:text-style-name="MP2" svg:width="6.9248in" svg:height="0.4134in" draw:transform="rotate (0.785398163397448)"><text:p text:style-name="MP1"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1" draw:name="PowerPlusWaterMarkObject" draw:style-name="Mgr1" draw:text-style-name="MP2" svg:width="6.9248in" svg:height="0.4134in" draw:transform="rotate (0.785398163397448)"><text:p text:style-name="MP1"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2T19:50:46.091000000</meta:creation-date>
    <meta:generator>LibreOffice/24.2.5.2$Windows_X86_64 LibreOffice_project/bffef4ea93e59bebbeaf7f431bb02b1a39ee8a59</meta:generator>
    <meta:editing-duration>PT25S</meta:editing-duration>
    <meta:editing-cycles>2</meta:editing-cycles>
    <meta:print-date>2025-06-12T19:56:17.253000000</meta:print-date>
    <meta:printed-by>PDF files</meta:printed-by>
    <dc:date>2025-06-12T19:56:42.671000000</dc:date>
    <meta:document-statistic meta:table-count="0" meta:image-count="0" meta:object-count="0" meta:page-count="3" meta:paragraph-count="49" meta:word-count="437" meta:character-count="2709" meta:non-whitespace-character-count="2345"/>
  </office:meta>
</office:document-meta>
</file>